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209.06pt"/>
    </style:style>
    <style:style style:name="co3" style:family="table-column">
      <style:table-column-properties fo:break-before="auto" style:column-width="107.6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0.74pt solid #f8f9fa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0.74pt solid #442f65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Give you confidence levels of the following statements below: [I can transfer files to/from Bianca using rsync]</text:p>
          </table:table-cell>
          <table:table-cell table:style-name="ce5" office:value-type="string" calcext:value-type="string">
            <text:p>Give you confidence levels of the following statements below: [I can see the CPU and memory usage of jobs]</text:p>
          </table:table-cell>
          <table:table-cell table:style-name="ce5" office:value-type="string" calcext:value-type="string">
            <text:p>Give you confidence levels of the following statements below: [I understand how to set up jobs efficiently]</text:p>
          </table:table-cell>
          <table:table-cell table:style-name="ce5" office:value-type="string" calcext:value-type="string">
            <text:p>Give you confidence levels of the following statements below: [I can schedule a simple workflow of jobs that depend on each other using Slurm]</text:p>
          </table:table-cell>
          <table:table-cell table:style-name="ce5" office:value-type="string" calcext:value-type="string">
            <text:p>Give you confidence levels of the following statements below: [I can schedule a simple workflow of jobs that depend on each other using Nextflow]</text:p>
          </table:table-cell>
          <table:table-cell table:style-name="ce5" office:value-type="string" calcext:value-type="string">
            <text:p>Give you confidence levels of the following statements below: [I can run replicate jobs using Slurm job arrays]</text:p>
          </table:table-cell>
          <table:table-cell table:style-name="ce5" office:value-type="string" calcext:value-type="string">
            <text:p>Give you confidence levels of the following statements below: [I understand how to install software myself]</text:p>
          </table:table-cell>
          <table:table-cell table:style-name="ce5" office:value-type="string" calcext:value-type="string">
            <text:p>Give you confidence levels of the following statements below: [I understand how to use packages and libraries for scripts]</text:p>
          </table:table-cell>
          <table:table-cell table:style-name="ce5" office:value-type="string" calcext:value-type="string">
            <text:p>Give you confidence levels of the following statements below: [I understand what containers are]</text:p>
          </table:table-cell>
          <table:table-cell table:style-name="ce5" office:value-type="string" calcext:value-type="string">
            <text:p>Give you confidence levels of the following statements below: [I understand how to build from source]</text:p>
          </table:table-cell>
          <table:table-cell table:style-name="ce5" office:value-type="string" calcext:value-type="string">
            <text:p>Give you confidence levels of the following statements below: [I can can run the voted-for IDE on Bianca]</text:p>
          </table:table-cell>
          <table:table-cell table:style-name="ce5" office:value-type="string" calcext:value-type="string">
            <text:p>Give you confidence levels of the following statements below: [I understand how to deal with sensitive data]</text:p>
          </table:table-cell>
          <table:table-cell table:style-name="ce9" office:value-type="string" calcext:value-type="string">
            <text:p>An other feedback?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4-11-11T15:18:41.486" calcext:value-type="date">
            <text:p>11/11/2024 15:18:4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3" office:value-type="date" office:date-value="2024-11-11T15:18:56.378" calcext:value-type="date">
            <text:p>11/11/2024 15:18:5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2" office:value-type="date" office:date-value="2024-11-11T15:19:04.47" calcext:value-type="date">
            <text:p>11/11/2024 15:19: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3" office:value-type="date" office:date-value="2024-11-11T15:20:50.5" calcext:value-type="date">
            <text:p>11/11/2024 15:20:5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4" office:value-type="date" office:date-value="2024-11-11T15:22:11.019" calcext:value-type="date">
            <text:p>11/11/2024 15:22: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Perhaps an explanation of Nextflow or snakemake would be useful. Since it was a bit difficult to follow if we have not run these workflow managers. But I believe it is out of scope! Maybe it will be interesting to follow a practical installation (demonstration) of Github repo/packages to Bianca. Just as it was performed from the file transfers. I don´t know if other users will be interested on this, but more practical example could be useful. Anyhow the course was interesting and I learned a lot and feel more confident in working with Bianca. Thanks! </text:p>
          </table:table-cell>
          <table:table-cell table:number-columns-repeated="101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Form_Responses1" table:target-range-address="'Form responses 1'.A1:'Form responses 1'.N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